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2" table:default-cell-style-name="ce7"/>
        <table:table-row table:style-name="ro1">
          <table:table-cell table:style-name="ce1" office:value-type="string" calcext:value-type="string" table:number-columns-spanned="3" table:number-rows-spanned="1">
            <text:p>Tabela de Preços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6" office:value-type="string" calcext:value-type="string">
            <text:p>Preço em $</text:p>
          </table:table-cell>
          <table:table-cell table:style-name="ce6" office:value-type="string" calcext:value-type="string">
            <text:p>Preço em R$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B3]*[.B$9]" office:value-type="currency" office:currency="BRL" office:value="132.1775" calcext:value-type="currency">
            <text:p>R$ 132,18</text:p>
          </table:table-cell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office:value-type="float" office:value="125.6" calcext:value-type="float">
            <text:p>125,6</text:p>
          </table:table-cell>
          <table:table-cell table:formula="of:=[.B4]*[.B$9]" office:value-type="currency" office:currency="BRL" office:value="408.2" calcext:value-type="currency">
            <text:p>R$ 408,20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B5]*[.B$9]" office:value-type="currency" office:currency="BRL" office:value="98.15" calcext:value-type="currency">
            <text:p>R$ 98,15</text:p>
          </table:table-cell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office:value-type="float" office:value="78.23" calcext:value-type="float">
            <text:p>78,23</text:p>
          </table:table-cell>
          <table:table-cell table:formula="of:=[.B6]*[.B$9]" office:value-type="currency" office:currency="BRL" office:value="254.2475" calcext:value-type="currency">
            <text:p>R$ 254,25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B7]*[.B$9]" office:value-type="currency" office:currency="BRL" office:value="40.4625" calcext:value-type="currency">
            <text:p>R$ 40,46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Cotação do Dólar</text:p>
          </table:table-cell>
          <table:table-cell office:value-type="float" office:value="3.25" calcext:value-type="float">
            <text:p>3,2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7:11:55.36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7:18:12.886000000</dc:date>
    <meta:editing-duration>PT8M30S</meta:editing-duration>
    <meta:editing-cycles>4</meta:editing-cycles>
    <meta:generator>LibreOffice/5.1.5.2$Windows_x86 LibreOffice_project/7a864d8825610a8c07cfc3bc01dd4fce6a9447e5</meta:generator>
    <meta:document-statistic meta:table-count="1" meta:cell-count="21" meta:object-count="0"/>
  </office:meta>
</office:document-meta>
</file>